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.01">
            <text:p>2,01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.97">
            <text:p>1,97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.68">
            <text:p>1,68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0.17">
            <text:p>0,1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6:01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5:56:47</meta:creation-date>
    <meta:generator>OpenOffice.org/3.2$Unix OpenOffice.org_project/320m19$Build-9505</meta:generator>
    <dc:date>2012-01-16T16:01:43</dc:date>
    <dc:creator>Carolin Wille</dc:creator>
    <meta:editing-duration>PT00H04M56S</meta:editing-duration>
    <meta:editing-cycles>1</meta:editing-cycles>
    <meta:document-statistic meta:table-count="3" meta:cell-count="50" meta:object-count="0"/>
  </office:meta>
</office:document-meta>
</file>